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bfc4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612cm" fo:padding-top="0cm" fo:padding-bottom="0cm" fo:padding-left="0cm" fo:padding-right="0cm"/>
    </style:style>
    <style:style style:name="gr8" style:family="graphic" style:parent-style-name="standard">
      <style:graphic-properties draw:stroke="dash" draw:stroke-dash="stroke-dash44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0.94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17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0.6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7.829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7.427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6.3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3.1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1.88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bfc4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0pt" style:font-size-asian="30pt" style:font-size-complex="30pt"/>
    </style:style>
    <style:style style:name="P10" style:family="paragraph">
      <loext:graphic-properties draw:fill="solid" draw:fill-color="#f2f2f2"/>
    </style:style>
    <style:style style:name="P11" style:family="paragraph">
      <style:paragraph-properties fo:text-align="start" style:writing-mode="lr-tb"/>
      <style:text-properties fo:color="#ef413d"/>
    </style:style>
    <style:style style:name="P12" style:family="paragraph">
      <loext:graphic-properties draw:fill="none"/>
      <style:text-properties fo:color="#ef413d" fo:font-size="24pt" style:font-size-asian="24pt" style:font-size-complex="24pt"/>
    </style:style>
    <style:style style:name="P13" style:family="paragraph">
      <style:paragraph-properties fo:text-align="start" style:writing-mode="lr-tb"/>
      <style:text-properties fo:color="#00aaad"/>
    </style:style>
    <style:style style:name="P14" style:family="paragraph">
      <loext:graphic-properties draw:fill="none"/>
      <style:text-properties fo:color="#00aaad" fo:font-size="24pt" style:font-size-asian="24pt" style:font-size-complex="24pt"/>
    </style:style>
    <style:style style:name="T1" style:family="text">
      <style:text-properties fo:color="#f8766d" style:font-name="ZapfDingbats" fo:font-size="9.89999961853027pt" style:font-size-asian="9.89999961853027pt" style:font-name-complex="ZapfDingbats" style:font-size-complex="9.89999961853027pt"/>
    </style:style>
    <style:style style:name="T2" style:family="text">
      <style:text-properties fo:color="#4d4d4d" style:font-name="Helvetica" fo:font-size="24pt" style:font-size-asian="24pt" style:font-name-complex="Helvetica" style:font-size-complex="24pt"/>
    </style:style>
    <style:style style:name="T3" style:family="text">
      <style:text-properties fo:color="#000000" style:font-name="Helvetica" fo:font-size="30pt" style:font-size-asian="30pt" style:font-name-complex="Helvetica" style:font-size-complex="30pt"/>
    </style:style>
    <style:style style:name="T4" style:family="text">
      <style:text-properties fo:color="#ef413d" style:font-name="Helvetica" fo:font-size="24pt" style:font-size-asian="24pt" style:font-name-complex="Helvetica" style:font-size-complex="24pt"/>
    </style:style>
    <style:style style:name="T5" style:family="text">
      <style:text-properties fo:color="#00aaad" style:font-name="Helvetica" fo:font-size="24pt" style:font-size-asian="24pt" style:font-name-complex="Helvetica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8cm" svg:height="25.4cm" svg:x="0cm" svg:y="0cm" svg:viewBox="0 0 50801 25401" draw:points="0,25401 50801,25401 50801,0 0,0">
          <text:p/>
        </draw:polygon>
        <draw:polygon draw:style-name="gr2" draw:text-style-name="P2" draw:layer="layout" svg:width="41.28cm" svg:height="23.189cm" svg:x="2.258cm" svg:y="0.193cm" svg:viewBox="0 0 41281 23190" draw:points="0,23190 41281,23190 41281,0 0,0">
          <text:p/>
        </draw:polygon>
        <draw:line draw:style-name="gr3" draw:text-style-name="P3" draw:layer="layout" svg:x1="2.258cm" svg:y1="17.217cm" svg:x2="43.538cm" svg:y2="17.217cm">
          <text:p/>
        </draw:line>
        <draw:line draw:style-name="gr3" draw:text-style-name="P3" draw:layer="layout" svg:x1="2.258cm" svg:y1="10.829cm" svg:x2="43.538cm" svg:y2="10.829cm">
          <text:p/>
        </draw:line>
        <draw:line draw:style-name="gr3" draw:text-style-name="P3" draw:layer="layout" svg:x1="2.258cm" svg:y1="4.441cm" svg:x2="43.538cm" svg:y2="4.441cm">
          <text:p/>
        </draw:line>
        <draw:line draw:style-name="gr3" draw:text-style-name="P3" draw:layer="layout" svg:x1="7.297cm" svg:y1="23.382cm" svg:x2="7.297cm" svg:y2="0.193cm">
          <text:p/>
        </draw:line>
        <draw:line draw:style-name="gr3" draw:text-style-name="P3" draw:layer="layout" svg:x1="17.838cm" svg:y1="23.382cm" svg:x2="17.838cm" svg:y2="0.193cm">
          <text:p/>
        </draw:line>
        <draw:line draw:style-name="gr3" draw:text-style-name="P3" draw:layer="layout" svg:x1="28.379cm" svg:y1="23.382cm" svg:x2="28.379cm" svg:y2="0.193cm">
          <text:p/>
        </draw:line>
        <draw:line draw:style-name="gr3" draw:text-style-name="P3" draw:layer="layout" svg:x1="38.921cm" svg:y1="23.382cm" svg:x2="38.921cm" svg:y2="0.193cm">
          <text:p/>
        </draw:line>
        <draw:line draw:style-name="gr4" draw:text-style-name="P3" draw:layer="layout" svg:x1="2.258cm" svg:y1="20.411cm" svg:x2="43.538cm" svg:y2="20.411cm">
          <text:p/>
        </draw:line>
        <draw:line draw:style-name="gr4" draw:text-style-name="P3" draw:layer="layout" svg:x1="2.258cm" svg:y1="14.023cm" svg:x2="43.538cm" svg:y2="14.023cm">
          <text:p/>
        </draw:line>
        <draw:line draw:style-name="gr4" draw:text-style-name="P3" draw:layer="layout" svg:x1="2.258cm" svg:y1="7.635cm" svg:x2="43.538cm" svg:y2="7.635cm">
          <text:p/>
        </draw:line>
        <draw:line draw:style-name="gr4" draw:text-style-name="P3" draw:layer="layout" svg:x1="2.258cm" svg:y1="1.247cm" svg:x2="43.538cm" svg:y2="1.247cm">
          <text:p/>
        </draw:line>
        <draw:line draw:style-name="gr4" draw:text-style-name="P3" draw:layer="layout" svg:x1="12.568cm" svg:y1="23.382cm" svg:x2="12.568cm" svg:y2="0.193cm">
          <text:p/>
        </draw:line>
        <draw:line draw:style-name="gr4" draw:text-style-name="P3" draw:layer="layout" svg:x1="23.109cm" svg:y1="23.382cm" svg:x2="23.109cm" svg:y2="0.193cm">
          <text:p/>
        </draw:line>
        <draw:line draw:style-name="gr4" draw:text-style-name="P3" draw:layer="layout" svg:x1="33.65cm" svg:y1="23.382cm" svg:x2="33.65cm" svg:y2="0.193cm">
          <text:p/>
        </draw:line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6.86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21.813cm" svg:viewBox="0 0 339 294" draw:points="169,0 339,294 0,294">
          <text:p/>
        </draw:polygon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9.574cm" svg:y="14.467cm" svg:viewBox="0 0 338 293" draw:points="169,0 338,293 0,293">
          <text:p/>
        </draw:polygon>
        <draw:frame draw:style-name="gr5" draw:text-style-name="P5" draw:layer="layout" svg:width="0.346cm" svg:height="0.403cm" svg:x="13.27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0.634cm" svg:viewBox="0 0 338 293" draw:points="169,0 338,293 0,293">
          <text:p/>
        </draw:polygon>
        <draw:polygon draw:style-name="gr6" draw:text-style-name="P6" draw:layer="layout" svg:width="0.338cm" svg:height="0.293cm" svg:x="9.868cm" svg:y="20.216cm" svg:viewBox="0 0 339 294" draw:points="170,0 339,294 0,294">
          <text:p/>
        </draw:polygon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7.912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4.507cm" svg:y="12.231cm" svg:viewBox="0 0 339 293" draw:points="170,0 339,293 0,293">
          <text:p/>
        </draw:polygon>
        <draw:polygon draw:style-name="gr6" draw:text-style-name="P6" draw:layer="layout" svg:width="0.338cm" svg:height="0.293cm" svg:x="11.977cm" svg:y="20.216cm" svg:viewBox="0 0 339 294" draw:points="169,0 339,294 0,294">
          <text:p/>
        </draw:polygon>
        <draw:frame draw:style-name="gr5" draw:text-style-name="P5" draw:layer="layout" svg:width="0.346cm" svg:height="0.403cm" svg:x="10.744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6.795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2.231cm" svg:viewBox="0 0 338 293" draw:points="169,0 338,293 0,293">
          <text:p/>
        </draw:polygon>
        <draw:frame draw:style-name="gr5" draw:text-style-name="P5" draw:layer="layout" svg:width="0.346cm" svg:height="0.403cm" svg:x="7.792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6.615cm" svg:y="15.425cm" svg:viewBox="0 0 339 294" draw:points="170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8.619cm" svg:viewBox="0 0 339 294" draw:points="169,0 339,294 0,294">
          <text:p/>
        </draw:polygon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27.61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074cm" svg:y="13.828cm" svg:viewBox="0 0 339 293" draw:points="170,0 339,293 0,293">
          <text:p/>
        </draw:polygon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7cm" svg:height="0.293cm" svg:x="8.604cm" svg:y="17.022cm" svg:viewBox="0 0 338 294" draw:points="168,0 338,294 0,294">
          <text:p/>
        </draw:polygon>
        <draw:frame draw:style-name="gr5" draw:text-style-name="P5" draw:layer="layout" svg:width="0.346cm" svg:height="0.403cm" svg:x="5.684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5.425cm" svg:viewBox="0 0 339 294" draw:points="169,0 339,294 0,294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polygon draw:style-name="gr6" draw:text-style-name="P6" draw:layer="layout" svg:width="0.338cm" svg:height="0.292cm" svg:x="11.555cm" svg:y="13.828cm" svg:viewBox="0 0 339 293" draw:points="170,0 339,293 0,293">
          <text:p/>
        </draw:polygon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polygon draw:style-name="gr6" draw:text-style-name="P6" draw:layer="layout" svg:width="0.337cm" svg:height="0.293cm" svg:x="7.339cm" svg:y="21.813cm" svg:viewBox="0 0 338 294" draw:points="169,0 338,294 0,294">
          <text:p/>
        </draw:polygon>
        <draw:polygon draw:style-name="gr6" draw:text-style-name="P6" draw:layer="layout" svg:width="0.338cm" svg:height="0.292cm" svg:x="6.917cm" svg:y="12.231cm" svg:viewBox="0 0 339 293" draw:points="169,0 339,293 0,293">
          <text:p/>
        </draw:polygon>
        <draw:polygon draw:style-name="gr6" draw:text-style-name="P6" draw:layer="layout" svg:width="0.337cm" svg:height="0.292cm" svg:x="9.574cm" svg:y="14.467cm" svg:viewBox="0 0 338 293" draw:points="169,0 338,293 0,293">
          <text:p/>
        </draw:polygon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polygon draw:style-name="gr6" draw:text-style-name="P6" draw:layer="layout" svg:width="0.338cm" svg:height="0.293cm" svg:x="6.074cm" svg:y="17.022cm" svg:viewBox="0 0 339 294" draw:points="170,0 339,294 0,294">
          <text:p/>
        </draw:polygon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21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7.339cm" svg:y="20.216cm" svg:viewBox="0 0 338 294" draw:points="169,0 338,294 0,294">
          <text:p/>
        </draw:polygon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2.399cm" svg:y="14.467cm" svg:viewBox="0 0 338 293" draw:points="169,0 338,293 0,293">
          <text:p/>
        </draw:polygon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7.022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8.604cm" svg:y="20.216cm" svg:viewBox="0 0 338 294" draw:points="168,0 338,294 0,294">
          <text:p/>
        </draw:polygon>
        <draw:frame draw:style-name="gr5" draw:text-style-name="P5" draw:layer="layout" svg:width="0.346cm" svg:height="0.403cm" svg:x="8.21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4.387cm" svg:y="10.634cm" svg:viewBox="0 0 339 293" draw:points="170,0 339,293 0,293">
          <text:p/>
        </draw:polygon>
        <draw:frame draw:style-name="gr5" draw:text-style-name="P5" draw:layer="layout" svg:width="0.346cm" svg:height="0.403cm" svg:x="7.371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7.44cm" svg:viewBox="0 0 339 293" draw:points="170,0 339,293 0,293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8.182cm" svg:y="5.843cm" svg:viewBox="0 0 339 293" draw:points="170,0 339,293 0,293">
          <text:p/>
        </draw:polygon>
        <draw:frame draw:style-name="gr5" draw:text-style-name="P5" draw:layer="layout" svg:width="0.346cm" svg:height="0.403cm" svg:x="7.79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9.479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17.022cm" svg:viewBox="0 0 338 294" draw:points="169,0 338,294 0,294">
          <text:p/>
        </draw:polygon>
        <draw:polygon draw:style-name="gr6" draw:text-style-name="P6" draw:layer="layout" svg:width="0.338cm" svg:height="0.292cm" svg:x="39.806cm" svg:y="4.246cm" svg:viewBox="0 0 339 293" draw:points="170,0 339,293 0,293">
          <text:p/>
        </draw:polygon>
        <draw:polygon draw:style-name="gr6" draw:text-style-name="P6" draw:layer="layout" svg:width="0.338cm" svg:height="0.293cm" svg:x="7.76cm" svg:y="18.619cm" svg:viewBox="0 0 339 294" draw:points="170,0 339,294 0,294">
          <text:p/>
        </draw:polygon>
        <draw:polygon draw:style-name="gr6" draw:text-style-name="P6" draw:layer="layout" svg:width="0.338cm" svg:height="0.292cm" svg:x="26.313cm" svg:y="14.467cm" svg:viewBox="0 0 339 293" draw:points="170,0 339,293 0,293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6.106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14.467cm" svg:viewBox="0 0 338 293" draw:points="169,0 338,293 0,293">
          <text:p/>
        </draw:polygon>
        <draw:frame draw:style-name="gr5" draw:text-style-name="P5" draw:layer="layout" svg:width="0.346cm" svg:height="0.403cm" svg:x="22.97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5.652cm" svg:y="14.467cm" svg:viewBox="0 0 339 293" draw:points="169,0 339,293 0,293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3.242cm" svg:y="20.216cm" svg:viewBox="0 0 339 294" draw:points="170,0 339,294 0,294">
          <text:p/>
        </draw:polygon>
        <draw:polygon draw:style-name="gr6" draw:text-style-name="P6" draw:layer="layout" svg:width="0.338cm" svg:height="0.293cm" svg:x="9.025cm" svg:y="17.022cm" svg:viewBox="0 0 339 294" draw:points="169,0 339,294 0,294">
          <text:p/>
        </draw:polygon>
        <draw:frame draw:style-name="gr5" draw:text-style-name="P5" draw:layer="layout" svg:width="0.346cm" svg:height="0.403cm" svg:x="6.106cm" svg:y="20.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7.76cm" svg:y="20.216cm" svg:viewBox="0 0 339 294" draw:points="170,0 339,294 0,294">
          <text:p/>
        </draw:polygon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5.425cm" svg:viewBox="0 0 339 294" draw:points="170,0 339,294 0,294">
          <text:p/>
        </draw:polygon>
        <draw:frame draw:style-name="gr5" draw:text-style-name="P5" draw:layer="layout" svg:width="0.346cm" svg:height="0.403cm" svg:x="9.479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3.27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7.339cm" svg:y="20.216cm" svg:viewBox="0 0 338 294" draw:points="169,0 338,294 0,294">
          <text:p/>
        </draw:polygon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7.022cm" svg:viewBox="0 0 339 294" draw:points="170,0 339,294 0,294">
          <text:p/>
        </draw:polygon>
        <draw:frame draw:style-name="gr5" draw:text-style-name="P5" draw:layer="layout" svg:width="0.346cm" svg:height="0.403cm" svg:x="5.262cm" svg:y="20.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0.712cm" svg:y="13.828cm" svg:viewBox="0 0 339 293" draw:points="169,0 339,293 0,293">
          <text:p/>
        </draw:polygon>
        <draw:frame draw:style-name="gr5" draw:text-style-name="P5" draw:layer="layout" svg:width="0.346cm" svg:height="0.403cm" svg:x="4.8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47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18.619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3cm" svg:x="8.182cm" svg:y="17.022cm" svg:viewBox="0 0 339 294" draw:points="170,0 339,294 0,294">
          <text:p/>
        </draw:polygon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4.085cm" svg:y="20.216cm" svg:viewBox="0 0 339 294" draw:points="169,0 339,294 0,294">
          <text:p/>
        </draw:polygon>
        <draw:polygon draw:style-name="gr6" draw:text-style-name="P6" draw:layer="layout" svg:width="0.337cm" svg:height="0.293cm" svg:x="41.493cm" svg:y="15.425cm" svg:viewBox="0 0 338 294" draw:points="169,0 338,294 0,294">
          <text:p/>
        </draw:polygon>
        <draw:polygon draw:style-name="gr6" draw:text-style-name="P6" draw:layer="layout" svg:width="0.338cm" svg:height="0.293cm" svg:x="9.025cm" svg:y="18.619cm" svg:viewBox="0 0 339 294" draw:points="169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917cm" svg:y="7.44cm" svg:viewBox="0 0 339 293" draw:points="169,0 339,293 0,293">
          <text:p/>
        </draw:polygon>
        <draw:frame draw:style-name="gr5" draw:text-style-name="P5" draw:layer="layout" svg:width="0.346cm" svg:height="0.403cm" svg:x="4.41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7.022cm" svg:viewBox="0 0 339 294" draw:points="169,0 339,294 0,294">
          <text:p/>
        </draw:polygon>
        <draw:frame draw:style-name="gr5" draw:text-style-name="P5" draw:layer="layout" svg:width="0.346cm" svg:height="0.403cm" svg:x="16.647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polygon draw:style-name="gr6" draw:text-style-name="P6" draw:layer="layout" svg:width="0.337cm" svg:height="0.293cm" svg:x="9.574cm" svg:y="17.022cm" svg:viewBox="0 0 338 294" draw:points="169,0 338,294 0,294">
          <text:p/>
        </draw:polygon>
        <draw:polygon draw:style-name="gr6" draw:text-style-name="P6" draw:layer="layout" svg:width="0.338cm" svg:height="0.293cm" svg:x="9.868cm" svg:y="20.216cm" svg:viewBox="0 0 339 294" draw:points="170,0 339,294 0,294">
          <text:p/>
        </draw:polygon>
        <draw:polygon draw:style-name="gr6" draw:text-style-name="P6" draw:layer="layout" svg:width="0.338cm" svg:height="0.292cm" svg:x="4.387cm" svg:y="14.467cm" svg:viewBox="0 0 339 293" draw:points="170,0 339,293 0,293">
          <text:p/>
        </draw:polygon>
        <draw:frame draw:style-name="gr7" draw:text-style-name="P5" draw:layer="layout" svg:width="0.612cm" svg:height="0.403cm" svg:x="6.864cm" svg:y="15.418cm">
          <draw:text-box>
            <text:p text:style-name="P4"><text:span text:style-name="T1">●</text:span><text:span text:style-name="T1">●</text:span></text:p>
          </draw:text-box>
        </draw:frame>
        <draw:polygon draw:style-name="gr6" draw:text-style-name="P6" draw:layer="layout" svg:width="0.338cm" svg:height="0.292cm" svg:x="9.868cm" svg:y="14.467cm" svg:viewBox="0 0 339 293" draw:points="170,0 339,293 0,293">
          <text:p/>
        </draw:polygon>
        <draw:frame draw:style-name="gr5" draw:text-style-name="P5" draw:layer="layout" svg:width="0.346cm" svg:height="0.403cm" svg:x="6.86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2.009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9.868cm" svg:y="14.467cm" svg:viewBox="0 0 339 293" draw:points="170,0 339,293 0,293">
          <text:p/>
        </draw:polygon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5.425cm" svg:viewBox="0 0 339 294" draw:points="169,0 339,294 0,294">
          <text:p/>
        </draw:polygon>
        <draw:polygon draw:style-name="gr6" draw:text-style-name="P6" draw:layer="layout" svg:width="0.338cm" svg:height="0.293cm" svg:x="20.41cm" svg:y="20.216cm" svg:viewBox="0 0 339 294" draw:points="169,0 339,294 0,294">
          <text:p/>
        </draw:polygon>
        <draw:polygon draw:style-name="gr6" draw:text-style-name="P6" draw:layer="layout" svg:width="0.337cm" svg:height="0.293cm" svg:x="9.574cm" svg:y="20.216cm" svg:viewBox="0 0 338 294" draw:points="169,0 338,294 0,294">
          <text:p/>
        </draw:polygon>
        <draw:frame draw:style-name="gr5" draw:text-style-name="P5" draw:layer="layout" svg:width="0.346cm" svg:height="0.403cm" svg:x="6.106cm" svg:y="21.16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6.495cm" svg:y="14.467cm" svg:viewBox="0 0 339 293" draw:points="170,0 339,293 0,293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2cm" svg:x="17.458cm" svg:y="13.828cm" svg:viewBox="0 0 339 293" draw:points="169,0 339,293 0,293">
          <text:p/>
        </draw:polygon>
        <draw:polygon draw:style-name="gr6" draw:text-style-name="P6" draw:layer="layout" svg:width="0.338cm" svg:height="0.292cm" svg:x="9.447cm" svg:y="12.231cm" svg:viewBox="0 0 339 293" draw:points="170,0 339,293 0,293">
          <text:p/>
        </draw:polygon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79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8.61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9.025cm" svg:y="17.022cm" svg:viewBox="0 0 339 294" draw:points="169,0 339,294 0,294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6.949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1.587cm" svg:y="10.627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2cm" svg:x="18.723cm" svg:y="14.467cm" svg:viewBox="0 0 339 293" draw:points="169,0 339,293 0,293">
          <text:p/>
        </draw:polygon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1.134cm" svg:y="14.467cm" svg:viewBox="0 0 338 293" draw:points="170,0 338,293 0,293">
          <text:p/>
        </draw:polygon>
        <draw:frame draw:style-name="gr5" draw:text-style-name="P5" draw:layer="layout" svg:width="0.346cm" svg:height="0.403cm" svg:x="6.949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0.712cm" svg:y="18.619cm" svg:viewBox="0 0 339 294" draw:points="169,0 339,294 0,294">
          <text:p/>
        </draw:polygon>
        <draw:polygon draw:style-name="gr6" draw:text-style-name="P6" draw:layer="layout" svg:width="0.338cm" svg:height="0.293cm" svg:x="6.917cm" svg:y="20.216cm" svg:viewBox="0 0 339 294" draw:points="169,0 339,294 0,294">
          <text:p/>
        </draw:polygon>
        <draw:frame draw:style-name="gr5" draw:text-style-name="P5" draw:layer="layout" svg:width="0.346cm" svg:height="0.403cm" svg:x="5.051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4.809cm" svg:y="20.216cm" svg:viewBox="0 0 339 294" draw:points="170,0 339,294 0,294">
          <text:p/>
        </draw:polygon>
        <draw:polygon draw:style-name="gr6" draw:text-style-name="P6" draw:layer="layout" svg:width="0.338cm" svg:height="0.292cm" svg:x="6.495cm" svg:y="7.44cm" svg:viewBox="0 0 339 293" draw:points="170,0 339,293 0,293">
          <text:p/>
        </draw:polygon>
        <draw:polygon draw:style-name="gr6" draw:text-style-name="P6" draw:layer="layout" svg:width="0.338cm" svg:height="0.293cm" svg:x="30.53cm" svg:y="6.801cm" svg:viewBox="0 0 339 294" draw:points="169,0 339,294 0,294">
          <text:p/>
        </draw:polygon>
        <draw:polygon draw:style-name="gr6" draw:text-style-name="P6" draw:layer="layout" svg:width="0.337cm" svg:height="0.293cm" svg:x="12.399cm" svg:y="18.619cm" svg:viewBox="0 0 338 294" draw:points="169,0 338,294 0,294">
          <text:p/>
        </draw:polygon>
        <draw:polygon draw:style-name="gr6" draw:text-style-name="P6" draw:layer="layout" svg:width="0.338cm" svg:height="0.293cm" svg:x="10.712cm" svg:y="21.174cm" svg:viewBox="0 0 339 294" draw:points="169,0 339,294 0,294">
          <text:p/>
        </draw:polygon>
        <draw:frame draw:style-name="gr5" draw:text-style-name="P5" draw:layer="layout" svg:width="0.346cm" svg:height="0.403cm" svg:x="7.371cm" svg:y="10.627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8.604cm" svg:y="17.022cm" svg:viewBox="0 0 338 294" draw:points="168,0 338,294 0,294">
          <text:p/>
        </draw:polygon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7.022cm" svg:viewBox="0 0 339 294" draw:points="169,0 339,294 0,294">
          <text:p/>
        </draw:polygon>
        <draw:frame draw:style-name="gr5" draw:text-style-name="P5" draw:layer="layout" svg:width="0.346cm" svg:height="0.403cm" svg:x="5.262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917cm" svg:y="18.619cm" svg:viewBox="0 0 339 294" draw:points="169,0 339,294 0,294">
          <text:p/>
        </draw:polygon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1.587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5.38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7.339cm" svg:y="7.44cm" svg:viewBox="0 0 338 293" draw:points="169,0 338,293 0,293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9.057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frame draw:style-name="gr5" draw:text-style-name="P5" draw:layer="layout" svg:width="0.346cm" svg:height="0.403cm" svg:x="5.262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10.29cm" svg:y="17.022cm" svg:viewBox="0 0 339 294" draw:points="169,0 339,294 0,294">
          <text:p/>
        </draw:polygon>
        <draw:frame draw:style-name="gr5" draw:text-style-name="P5" draw:layer="layout" svg:width="0.346cm" svg:height="0.403cm" svg:x="4.41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3cm" svg:x="9.574cm" svg:y="18.619cm" svg:viewBox="0 0 338 294" draw:points="169,0 338,294 0,294">
          <text:p/>
        </draw:polygon>
        <draw:polygon draw:style-name="gr6" draw:text-style-name="P6" draw:layer="layout" svg:width="0.338cm" svg:height="0.293cm" svg:x="9.025cm" svg:y="18.619cm" svg:viewBox="0 0 339 294" draw:points="169,0 339,294 0,294">
          <text:p/>
        </draw:polygon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0.74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16.225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2.224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7cm" svg:height="0.292cm" svg:x="12.399cm" svg:y="12.231cm" svg:viewBox="0 0 338 293" draw:points="169,0 338,293 0,293">
          <text:p/>
        </draw:polygon>
        <draw:polygon draw:style-name="gr6" draw:text-style-name="P6" draw:layer="layout" svg:width="0.338cm" svg:height="0.292cm" svg:x="6.074cm" svg:y="10.634cm" svg:viewBox="0 0 339 293" draw:points="170,0 339,293 0,293">
          <text:p/>
        </draw:polygon>
        <draw:frame draw:style-name="gr5" draw:text-style-name="P5" draw:layer="layout" svg:width="0.346cm" svg:height="0.403cm" svg:x="5.262cm" svg:y="9.0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3.997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214cm" svg:y="7.43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652cm" svg:y="18.619cm" svg:viewBox="0 0 339 294" draw:points="169,0 339,294 0,294">
          <text:p/>
        </draw:polygon>
        <draw:frame draw:style-name="gr5" draw:text-style-name="P5" draw:layer="layout" svg:width="0.346cm" svg:height="0.403cm" svg:x="6.527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864cm" svg:y="1.045cm">
          <draw:text-box>
            <text:p text:style-name="P4"><text:span text:style-name="T1">●</text:span></text:p>
          </draw:text-box>
        </draw:frame>
        <draw:frame draw:style-name="gr7" draw:text-style-name="P5" draw:layer="layout" svg:width="0.612cm" svg:height="0.403cm" svg:x="4.84cm" svg:y="13.821cm">
          <draw:text-box>
            <text:p text:style-name="P4"><text:span text:style-name="T1">●</text:span><text:span text:style-name="T1">●</text:span></text:p>
          </draw:text-box>
        </draw:frame>
        <draw:polygon draw:style-name="gr6" draw:text-style-name="P6" draw:layer="layout" svg:width="0.338cm" svg:height="0.292cm" svg:x="14.507cm" svg:y="14.467cm" svg:viewBox="0 0 339 293" draw:points="170,0 339,293 0,293">
          <text:p/>
        </draw:polygon>
        <draw:frame draw:style-name="gr5" draw:text-style-name="P5" draw:layer="layout" svg:width="0.346cm" svg:height="0.403cm" svg:x="7.371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7.371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4.84cm" svg:y="17.01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495cm" svg:y="20.216cm" svg:viewBox="0 0 339 294" draw:points="170,0 339,294 0,294">
          <text:p/>
        </draw:polygon>
        <draw:frame draw:style-name="gr5" draw:text-style-name="P5" draw:layer="layout" svg:width="0.346cm" svg:height="0.403cm" svg:x="5.262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949cm" svg:y="14.4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262cm" svg:y="18.61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7.433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5.684cm" svg:y="14.46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6.074cm" svg:y="18.619cm" svg:viewBox="0 0 339 294" draw:points="170,0 339,294 0,294">
          <text:p/>
        </draw:polygon>
        <draw:polygon draw:style-name="gr6" draw:text-style-name="P6" draw:layer="layout" svg:width="0.338cm" svg:height="0.292cm" svg:x="9.868cm" svg:y="9.037cm" svg:viewBox="0 0 339 293" draw:points="170,0 339,293 0,293">
          <text:p/>
        </draw:polygon>
        <draw:frame draw:style-name="gr5" draw:text-style-name="P5" draw:layer="layout" svg:width="0.346cm" svg:height="0.403cm" svg:x="6.106cm" svg:y="15.418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8.635cm" svg:y="17.016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9.03cm">
          <draw:text-box>
            <text:p text:style-name="P4"><text:span text:style-name="T1">●</text:span></text:p>
          </draw:text-box>
        </draw:frame>
        <draw:polygon draw:style-name="gr6" draw:text-style-name="P6" draw:layer="layout" svg:width="0.338cm" svg:height="0.293cm" svg:x="5.23cm" svg:y="22.132cm" svg:viewBox="0 0 339 294" draw:points="169,0 339,294 0,294">
          <text:p/>
        </draw:polygon>
        <draw:frame draw:style-name="gr5" draw:text-style-name="P5" draw:layer="layout" svg:width="0.346cm" svg:height="0.403cm" svg:x="5.684cm" svg:y="13.821cm">
          <draw:text-box>
            <text:p text:style-name="P4"><text:span text:style-name="T1">●</text:span></text:p>
          </draw:text-box>
        </draw:frame>
        <draw:frame draw:style-name="gr5" draw:text-style-name="P5" draw:layer="layout" svg:width="0.346cm" svg:height="0.403cm" svg:x="6.106cm" svg:y="12.224cm">
          <draw:text-box>
            <text:p text:style-name="P4"><text:span text:style-name="T1">●</text:span></text:p>
          </draw:text-box>
        </draw:frame>
        <draw:line draw:style-name="gr8" draw:text-style-name="P3" draw:layer="layout" svg:x1="5cm" svg:y1="23.4cm" svg:x2="25.61cm" svg:y2="0cm">
          <text:p/>
        </draw:line>
        <draw:frame draw:style-name="gr5" draw:text-style-name="P5" draw:layer="layout" svg:width="0.346cm" svg:height="0.403cm" svg:x="7.371cm" svg:y="18.613cm">
          <draw:text-box>
            <text:p text:style-name="P4"><text:span text:style-name="T1">●</text:span></text:p>
          </draw:text-box>
        </draw:frame>
        <draw:frame draw:style-name="gr9" draw:text-style-name="P7" draw:layer="layout" svg:width="0.942cm" svg:height="1.216cm" svg:x="1.143cm" svg:y="19.743cm">
          <draw:text-box>
            <text:p text:style-name="P4"><text:span text:style-name="T2">2</text:span><text:span text:style-name="T2">0</text:span></text:p>
          </draw:text-box>
        </draw:frame>
        <draw:frame draw:style-name="gr9" draw:text-style-name="P7" draw:layer="layout" svg:width="0.942cm" svg:height="1.216cm" svg:x="1.143cm" svg:y="13.355cm">
          <draw:text-box>
            <text:p text:style-name="P4"><text:span text:style-name="T2">4</text:span><text:span text:style-name="T2">0</text:span></text:p>
          </draw:text-box>
        </draw:frame>
        <draw:frame draw:style-name="gr9" draw:text-style-name="P7" draw:layer="layout" svg:width="0.942cm" svg:height="1.216cm" svg:x="1.143cm" svg:y="6.967cm">
          <draw:text-box>
            <text:p text:style-name="P4"><text:span text:style-name="T2">6</text:span><text:span text:style-name="T2">0</text:span></text:p>
          </draw:text-box>
        </draw:frame>
        <draw:line draw:style-name="gr10" draw:text-style-name="P3" draw:layer="layout" svg:x1="2.161cm" svg:y1="20.411cm" svg:x2="2.258cm" svg:y2="20.411cm">
          <text:p/>
        </draw:line>
        <draw:line draw:style-name="gr10" draw:text-style-name="P3" draw:layer="layout" svg:x1="2.161cm" svg:y1="14.023cm" svg:x2="2.258cm" svg:y2="14.023cm">
          <text:p/>
        </draw:line>
        <draw:line draw:style-name="gr10" draw:text-style-name="P3" draw:layer="layout" svg:x1="2.161cm" svg:y1="7.635cm" svg:x2="2.258cm" svg:y2="7.635cm">
          <text:p/>
        </draw:line>
        <draw:line draw:style-name="gr10" draw:text-style-name="P3" draw:layer="layout" svg:x1="2.161cm" svg:y1="1.247cm" svg:x2="2.258cm" svg:y2="1.247cm">
          <text:p/>
        </draw:line>
        <draw:line draw:style-name="gr10" draw:text-style-name="P3" draw:layer="layout" svg:x1="12.568cm" svg:y1="23.478cm" svg:x2="12.568cm" svg:y2="23.382cm">
          <text:p/>
        </draw:line>
        <draw:line draw:style-name="gr10" draw:text-style-name="P3" draw:layer="layout" svg:x1="23.109cm" svg:y1="23.478cm" svg:x2="23.109cm" svg:y2="23.382cm">
          <text:p/>
        </draw:line>
        <draw:line draw:style-name="gr10" draw:text-style-name="P3" draw:layer="layout" svg:x1="33.65cm" svg:y1="23.478cm" svg:x2="33.65cm" svg:y2="23.382cm">
          <text:p/>
        </draw:line>
        <draw:frame draw:style-name="gr9" draw:text-style-name="P7" draw:layer="layout" svg:width="0.942cm" svg:height="1.216cm" svg:x="1.143cm" svg:y="0.579cm">
          <draw:text-box>
            <text:p text:style-name="P4"><text:span text:style-name="T2">8</text:span><text:span text:style-name="T2">0</text:span></text:p>
          </draw:text-box>
        </draw:frame>
        <draw:frame draw:style-name="gr11" draw:text-style-name="P8" draw:layer="layout" svg:width="1.179cm" svg:height="1.216cm" svg:x="11.98cm" svg:y="23.192cm">
          <draw:text-box>
            <text:p text:style-name="P4"><text:span text:style-name="T2">2</text:span><text:span text:style-name="T2">.</text:span><text:span text:style-name="T2">5</text:span></text:p>
          </draw:text-box>
        </draw:frame>
        <draw:frame draw:style-name="gr11" draw:text-style-name="P7" draw:layer="layout" svg:width="1.179cm" svg:height="1.216cm" svg:x="22.521cm" svg:y="23.192cm">
          <draw:text-box>
            <text:p text:style-name="P4"><text:span text:style-name="T2">5</text:span><text:span text:style-name="T2">.</text:span><text:span text:style-name="T2">0</text:span></text:p>
          </draw:text-box>
        </draw:frame>
        <draw:frame draw:style-name="gr12" draw:text-style-name="P7" draw:layer="layout" svg:width="10.649cm" svg:height="1.216cm" svg:x="33.062cm" svg:y="23.192cm">
          <draw:text-box>
            <text:p text:style-name="P4"><text:span text:style-name="T2">7</text:span><text:span text:style-name="T2">.</text:span><text:span text:style-name="T2">5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1</text:span><text:span text:style-name="T2">0</text:span><text:span text:style-name="T2">.</text:span><text:span text:style-name="T2">0</text:span></text:p>
          </draw:text-box>
        </draw:frame>
        <draw:frame draw:style-name="gr13" draw:text-style-name="P9" draw:layer="layout" svg:width="7.829cm" svg:height="1.517cm" svg:x="18.979cm" svg:y="23.899cm">
          <draw:text-box>
            <text:p text:style-name="P4"><text:span text:style-name="T3">s</text:span><text:span text:style-name="T3">e</text:span><text:span text:style-name="T3">r</text:span><text:span text:style-name="T3">u</text:span><text:span text:style-name="T3">m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n</text:span><text:span text:style-name="T3">i</text:span><text:span text:style-name="T3">n</text:span><text:span text:style-name="T3">e</text:span></text:p>
          </draw:text-box>
        </draw:frame>
        <draw:polygon draw:style-name="gr14" draw:text-style-name="P1" draw:layer="layout" svg:width="6.681cm" svg:height="3.169cm" svg:x="43.925cm" svg:y="10.203cm" svg:viewBox="0 0 6682 3170" draw:points="0,3170 6682,3170 6682,0 0,0">
          <text:p/>
        </draw:polygon>
        <draw:frame draw:style-name="gr15" draw:text-style-name="P9" draw:layer="layout" svg:width="7.427cm" svg:height="1.517cm" draw:transform="rotate (1.5707963267949) translate (-0.262cm 15.488cm)">
          <draw:text-box>
            <text:p text:style-name="P4"><text:span text:style-name="T3">e</text:span><text:span text:style-name="T3">j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polygon draw:style-name="gr16" draw:text-style-name="P10" draw:layer="layout" svg:width="0.609cm" svg:height="0.701cm" svg:x="44.118cm" svg:y="11.776cm" svg:viewBox="0 0 610 702" draw:points="0,702 610,702 610,0 0,0">
          <text:p/>
        </draw:polygon>
        <draw:frame draw:style-name="gr17" draw:text-style-name="P9" draw:layer="layout" svg:width="6.31cm" svg:height="1.517cm" svg:x="44.118cm" svg:y="9.988cm">
          <draw:text-box>
            <text:p text:style-name="P4"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 </text:span><text:span text:style-name="T3">s</text:span><text:span text:style-name="T3">t</text:span><text:span text:style-name="T3">a</text:span><text:span text:style-name="T3">t</text:span><text:span text:style-name="T3">u</text:span><text:span text:style-name="T3">s</text:span></text:p>
          </draw:text-box>
        </draw:frame>
        <draw:polygon draw:style-name="gr16" draw:text-style-name="P10" draw:layer="layout" svg:width="0.609cm" svg:height="0.701cm" svg:x="44.118cm" svg:y="12.477cm" svg:viewBox="0 0 610 702" draw:points="0,702 610,702 610,0 0,0">
          <text:p/>
        </draw:polygon>
        <draw:frame draw:style-name="gr18" draw:text-style-name="P12" draw:layer="layout" svg:width="3.152cm" svg:height="1.216cm" svg:x="45.248cm" svg:y="11.383cm">
          <draw:text-box>
            <text:p text:style-name="P11"><text:span text:style-name="T4">survived</text:span></text:p>
          </draw:text-box>
        </draw:frame>
        <draw:frame draw:style-name="gr19" draw:text-style-name="P14" draw:layer="layout" svg:width="1.882cm" svg:height="1.216cm" svg:x="45.248cm" svg:y="12.084cm">
          <draw:text-box>
            <text:p text:style-name="P13"><text:span text:style-name="T5">d</text:span><text:span text:style-name="T5">e</text:span><text:span text:style-name="T5">a</text:span><text:span text:style-name="T5">d</text:span></text:p>
          </draw:text-box>
        </draw:frame>
        <draw:frame draw:style-name="gr11" draw:text-style-name="P8" draw:layer="layout" svg:width="1.179cm" svg:height="1.216cm" svg:x="1.821cm" svg:y="23.184cm">
          <draw:text-box>
            <text:p text:style-name="P4"><text:span text:style-name="T2">0</text:span><text:span text:style-name="T2">.</text:span><text:span text:style-name="T2">0</text:span></text:p>
          </draw:text-box>
        </draw:frame>
        <draw:polygon draw:style-name="gr6" draw:text-style-name="P6" draw:layer="layout" svg:width="0.337cm" svg:height="0.293cm" svg:x="44.262cm" svg:y="12.7cm" svg:viewBox="0 0 338 294" draw:points="169,0 338,294 0,294">
          <text:p/>
        </draw:polygon>
        <draw:frame draw:style-name="gr5" draw:text-style-name="P5" draw:layer="layout" svg:width="0.346cm" svg:height="0.403cm" svg:x="44.254cm" svg:y="11.9cm">
          <draw:text-box>
            <text:p text:style-name="P4"><text:span text:style-name="T1">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44" draw:style="rect" draw:dots1="1" draw:dots1-length="0.15cm" draw:distance="0.1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2:00:07.870969595</dc:date>
    <meta:editing-duration>PT4M23S</meta:editing-duration>
    <meta:editing-cycles>4</meta:editing-cycles>
    <meta:generator>LibreOffice/6.0.7.3$Linux_X86_64 LibreOffice_project/00m0$Build-3</meta:generator>
    <meta:document-statistic meta:object-count="339"/>
  </office:meta>
</office:document-meta>
</file>